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atemiMaqala" svg:font-family="FatemiMaqala" style:font-family-generic="system" style:font-pitch="variable" svg:panose-1="0 0 0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style:writing-mode="rl-tb"/>
    </style:style>
    <style:style style:name="T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" style:parent-style-name="Standard" style:family="paragraph">
      <style:paragraph-properties fo:text-align="end" style:writing-mode="rl-tb"/>
    </style:style>
    <style:style style:name="T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5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6" style:parent-style-name="DefaultParagraphFont" style:family="text">
      <style:text-properties style:font-name="FatemiMaqala" fo:font-size="18pt" style:font-size-asian="18pt" style:font-size-complex="18pt"/>
    </style:style>
    <style:style style:name="T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8" style:parent-style-name="Standard" style:list-style-name="LFO1" style:family="paragraph">
      <style:paragraph-properties style:writing-mode="rl-tb"/>
    </style:style>
    <style:style style:name="T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0" style:parent-style-name="DefaultParagraphFont" style:family="text">
      <style:text-properties style:font-name="FatemiMaqala" fo:font-size="18pt" style:font-size-asian="18pt" style:font-size-complex="18pt"/>
    </style:style>
    <style:style style:name="T1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2" style:parent-style-name="DefaultParagraphFont" style:family="text">
      <style:text-properties style:font-name="FatemiMaqala" fo:font-size="18pt" style:font-size-asian="18pt" style:font-size-complex="18pt"/>
    </style:style>
    <style:style style:name="T1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14" style:parent-style-name="Standard" style:list-style-name="LFO1" style:family="paragraph">
      <style:paragraph-properties style:writing-mode="rl-tb"/>
    </style:style>
    <style:style style:name="T15" style:parent-style-name="DefaultParagraphFont" style:family="text">
      <style:text-properties style:font-name="FatemiMaqala" fo:font-size="18pt" style:font-size-asian="18pt" style:font-size-complex="18pt"/>
    </style:style>
    <style:style style:name="T1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7" style:parent-style-name="DefaultParagraphFont" style:family="text">
      <style:text-properties style:font-name="FatemiMaqala" fo:font-size="18pt" style:font-size-asian="18pt" style:font-size-complex="18pt"/>
    </style:style>
    <style:style style:name="T1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9" style:parent-style-name="DefaultParagraphFont" style:family="text">
      <style:text-properties style:font-name="FatemiMaqala" fo:font-size="18pt" style:font-size-asian="18pt" style:font-size-complex="18pt"/>
    </style:style>
    <style:style style:name="T2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21" style:parent-style-name="Standard" style:list-style-name="LFO1" style:family="paragraph">
      <style:paragraph-properties style:writing-mode="rl-tb"/>
    </style:style>
    <style:style style:name="T2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3" style:parent-style-name="DefaultParagraphFont" style:family="text">
      <style:text-properties style:font-name="FatemiMaqala" fo:font-size="18pt" style:font-size-asian="18pt" style:font-size-complex="18pt"/>
    </style:style>
    <style:style style:name="T2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5" style:parent-style-name="DefaultParagraphFont" style:family="text">
      <style:text-properties style:font-name="FatemiMaqala" fo:font-size="18pt" style:font-size-asian="18pt" style:font-size-complex="18pt"/>
    </style:style>
    <style:style style:name="T26" style:parent-style-name="DefaultParagraphFont" style:family="text">
      <style:text-properties style:font-name="FatemiMaqala" fo:font-size="18pt" style:font-size-asian="18pt" style:font-size-complex="18pt"/>
    </style:style>
    <style:style style:name="T2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28" style:parent-style-name="Standard" style:list-style-name="LFO1" style:family="paragraph">
      <style:paragraph-properties style:writing-mode="rl-tb"/>
    </style:style>
    <style:style style:name="T2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0" style:parent-style-name="DefaultParagraphFont" style:family="text">
      <style:text-properties style:font-name="FatemiMaqala" fo:font-size="18pt" style:font-size-asian="18pt" style:font-size-complex="18pt"/>
    </style:style>
    <style:style style:name="T3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2" style:parent-style-name="Standard" style:list-style-name="LFO1" style:family="paragraph">
      <style:paragraph-properties style:writing-mode="rl-tb"/>
    </style:style>
    <style:style style:name="T33" style:parent-style-name="DefaultParagraphFont" style:family="text">
      <style:text-properties style:font-name="FatemiMaqala" fo:font-size="18pt" style:font-size-asian="18pt" style:font-size-complex="18pt"/>
    </style:style>
    <style:style style:name="T3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5" style:parent-style-name="Standard" style:list-style-name="LFO1" style:family="paragraph">
      <style:paragraph-properties style:writing-mode="rl-tb"/>
    </style:style>
    <style:style style:name="T36" style:parent-style-name="DefaultParagraphFont" style:family="text">
      <style:text-properties style:font-name="FatemiMaqala" fo:font-size="18pt" style:font-size-asian="18pt" style:font-size-complex="18pt"/>
    </style:style>
    <style:style style:name="T3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8" style:parent-style-name="DefaultParagraphFont" style:family="text">
      <style:text-properties style:font-name="FatemiMaqala" fo:font-size="18pt" style:font-size-asian="18pt" style:font-size-complex="18pt"/>
    </style:style>
    <style:style style:name="T3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40" style:parent-style-name="Standard" style:list-style-name="LFO1" style:family="paragraph">
      <style:paragraph-properties style:writing-mode="rl-tb"/>
    </style:style>
    <style:style style:name="T41" style:parent-style-name="DefaultParagraphFont" style:family="text">
      <style:text-properties style:font-name="FatemiMaqala" fo:font-size="18pt" style:font-size-asian="18pt" style:font-size-complex="18pt"/>
    </style:style>
    <style:style style:name="T4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43" style:parent-style-name="DefaultParagraphFont" style:family="text">
      <style:text-properties style:font-name="FatemiMaqala" fo:font-size="18pt" style:font-size-asian="18pt" style:font-size-complex="18pt"/>
    </style:style>
    <style:style style:name="T4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45" style:parent-style-name="Standard" style:list-style-name="LFO1" style:family="paragraph">
      <style:paragraph-properties style:writing-mode="rl-tb"/>
    </style:style>
    <style:style style:name="T4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47" style:parent-style-name="DefaultParagraphFont" style:family="text">
      <style:text-properties style:font-name="FatemiMaqala" fo:font-size="18pt" style:font-size-asian="18pt" style:font-size-complex="18pt"/>
    </style:style>
    <style:style style:name="T4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49" style:parent-style-name="DefaultParagraphFont" style:family="text">
      <style:text-properties style:font-name="FatemiMaqala" fo:font-size="18pt" style:font-size-asian="18pt" style:font-size-complex="18pt"/>
    </style:style>
    <style:style style:name="T5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olumn52" style:family="table-column">
      <style:table-column-properties style:column-width="2.3083in" style:use-optimal-column-width="false"/>
    </style:style>
    <style:style style:name="TableColumn53" style:family="table-column">
      <style:table-column-properties style:column-width="2.3083in" style:use-optimal-column-width="false"/>
    </style:style>
    <style:style style:name="TableColumn54" style:family="table-column">
      <style:table-column-properties style:column-width="2.3083in" style:use-optimal-column-width="false"/>
    </style:style>
    <style:style style:name="Table51" style:family="table">
      <style:table-properties style:width="6.925in" fo:margin-left="0in" style:writing-mode="rl-tb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Heading" style:family="paragraph">
      <style:paragraph-properties style:writing-mode="rl-tb"/>
    </style:style>
    <style:style style:name="T5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59" style:parent-style-name="DefaultParagraphFont" style:family="text">
      <style:text-properties style:font-name="FatemiMaqala" fo:font-size="18pt" style:font-size-asian="18pt" style:font-size-complex="18pt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Heading" style:family="paragraph">
      <style:paragraph-properties style:writing-mode="rl-tb"/>
      <style:text-properties style:font-name="FatemiMaqala" fo:font-size="18pt" style:font-size-asian="18pt" style:font-size-complex="18pt"/>
    </style:style>
    <style:style style:name="TableCell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" style:parent-style-name="TableHeading" style:family="paragraph">
      <style:paragraph-properties style:writing-mode="rl-tb"/>
      <style:text-properties style:font-name="FatemiMaqala" fo:font-size="18pt" style:font-size-asian="18pt" style:font-size-complex="1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 style:writing-mode="rl-tb"/>
    </style:style>
    <style:style style:name="T6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 style:writing-mode="rl-tb"/>
    </style:style>
    <style:style style:name="T7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71" style:parent-style-name="DefaultParagraphFont" style:family="text">
      <style:text-properties style:font-name="FatemiMaqala" fo:font-size="18pt" style:font-size-asian="18pt" style:font-size-complex="18pt"/>
    </style:style>
    <style:style style:name="T7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 style:writing-mode="rl-tb"/>
    </style:style>
    <style:style style:name="T78" style:parent-style-name="DefaultParagraphFont" style:family="text">
      <style:text-properties style:font-name="FatemiMaqala" fo:font-size="18pt" style:font-size-asian="18pt" style:font-size-complex="18pt"/>
    </style:style>
    <style:style style:name="T7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 style:writing-mode="rl-tb"/>
    </style:style>
    <style:style style:name="T82" style:parent-style-name="DefaultParagraphFont" style:family="text">
      <style:text-properties style:font-name="FatemiMaqala" fo:font-size="18pt" style:font-size-asian="18pt" style:font-size-complex="18pt"/>
    </style:style>
    <style:style style:name="T8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84" style:parent-style-name="DefaultParagraphFont" style:family="text">
      <style:text-properties style:font-name="FatemiMaqala" fo:font-size="18pt" style:font-size-asian="18pt" style:font-size-complex="1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 style:writing-mode="rl-tb"/>
    </style:style>
    <style:style style:name="T9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 style:writing-mode="rl-tb"/>
    </style:style>
    <style:style style:name="T9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94" style:parent-style-name="DefaultParagraphFont" style:family="text">
      <style:text-properties style:font-name="FatemiMaqala" fo:font-size="18pt" style:font-size-asian="18pt" style:font-size-complex="1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 style:writing-mode="rl-tb"/>
    </style:style>
    <style:style style:name="T10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 style:writing-mode="rl-tb"/>
    </style:style>
    <style:style style:name="T10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style:writing-mode="rl-tb"/>
    </style:style>
    <style:style style:name="T11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 style:writing-mode="rl-tb"/>
    </style:style>
    <style:style style:name="T12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 style:writing-mode="rl-tb"/>
    </style:style>
    <style:style style:name="T127" style:parent-style-name="DefaultParagraphFont" style:family="text">
      <style:text-properties style:font-name="FatemiMaqala" fo:font-size="18pt" style:font-size-asian="18pt" style:font-size-complex="18pt"/>
    </style:style>
    <style:style style:name="T12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29" style:parent-style-name="DefaultParagraphFont" style:family="text">
      <style:text-properties style:font-name="FatemiMaqala" fo:font-size="18pt" style:font-size-asian="18pt" style:font-size-complex="18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 style:writing-mode="rl-tb"/>
    </style:style>
    <style:style style:name="T135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 style:writing-mode="rl-tb"/>
    </style:style>
    <style:style style:name="T143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 style:writing-mode="rl-tb"/>
    </style:style>
    <style:style style:name="T151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 style:writing-mode="rl-tb"/>
    </style:style>
    <style:style style:name="T159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 style:writing-mode="rl-tb"/>
    </style:style>
    <style:style style:name="T167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 style:writing-mode="rl-tb"/>
    </style:style>
    <style:style style:name="T175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 style:writing-mode="rl-tb"/>
    </style:style>
    <style:style style:name="T183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 style:writing-mode="rl-tb"/>
    </style:style>
    <style:style style:name="T191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 style:writing-mode="rl-tb"/>
    </style:style>
    <style:style style:name="T199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 style:writing-mode="rl-tb"/>
    </style:style>
    <style:style style:name="T207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 style:writing-mode="rl-tb"/>
    </style:style>
    <style:style style:name="T215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 style:writing-mode="rl-tb"/>
    </style:style>
    <style:style style:name="T223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 style:writing-mode="rl-tb"/>
    </style:style>
    <style:style style:name="T231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style:writing-mode="rl-tb"/>
    </style:style>
    <style:style style:name="T239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 style:writing-mode="rl-tb"/>
    </style:style>
    <style:style style:name="T247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 style:writing-mode="rl-tb"/>
    </style:style>
    <style:style style:name="T255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 style:writing-mode="rl-tb"/>
    </style:style>
    <style:style style:name="T263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 style:writing-mode="rl-tb"/>
    </style:style>
    <style:style style:name="T271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 style:writing-mode="rl-tb"/>
    </style:style>
    <style:style style:name="T279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 style:writing-mode="rl-tb"/>
    </style:style>
    <style:style style:name="T287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P292" style:parent-style-name="Standard" style:family="paragraph">
      <style:paragraph-properties style:writing-mode="rl-tb"/>
    </style:style>
    <style:style style:name="T29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94" style:parent-style-name="DefaultParagraphFont" style:family="text">
      <style:text-properties style:font-name="FatemiMaqala" fo:font-size="18pt" style:font-size-asian="18pt" style:font-size-complex="18pt"/>
    </style:style>
    <style:style style:name="T295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96" style:parent-style-name="DefaultParagraphFont" style:family="text">
      <style:text-properties style:font-name="FatemiMaqala" fo:font-size="18pt" style:font-size-asian="18pt" style:font-size-complex="18pt"/>
    </style:style>
    <style:style style:name="T29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98" style:parent-style-name="DefaultParagraphFont" style:family="text">
      <style:text-properties style:font-name="FatemiMaqala" fo:font-size="18pt" style:font-size-asian="18pt" style:font-size-complex="18pt"/>
    </style:style>
    <style:style style:name="T29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00" style:parent-style-name="DefaultParagraphFont" style:family="text">
      <style:text-properties style:font-name="FatemiMaqala" fo:font-size="18pt" style:font-size-asian="18pt" style:font-size-complex="18pt"/>
    </style:style>
    <style:style style:name="T30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02" style:parent-style-name="DefaultParagraphFont" style:family="text">
      <style:text-properties style:font-name="FatemiMaqala" fo:font-size="18pt" style:font-size-asian="18pt" style:font-size-complex="18pt"/>
    </style:style>
    <style:style style:name="T30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04" style:parent-style-name="DefaultParagraphFont" style:family="text">
      <style:text-properties style:font-name="FatemiMaqala" fo:font-size="18pt" style:font-size-asian="18pt" style:font-size-complex="18pt"/>
    </style:style>
  </office:automatic-styles>
  <office:body>
    <office:text text:use-soft-page-breaks="true">
      <text:p text:style-name="P1"><text:span text:style-name="T2">بسم الله الرحمن الرحيم</text:span></text:p>
      <text:p text:style-name="P3"><text:span text:style-name="T4">مملوك سيدنا المنعام ط ع جونا "الفاطمي"</text:span><text:span text:style-name="T5"><text:s/>فونٹس نے بعض<text:s/></text:span><text:span text:style-name="T6">edits</text:span><text:span text:style-name="T7"><text:s/>کیدا چھے، تہ اٰمثل چھے:</text:span></text:p>
      <text:list text:style-name="LFO1" text:continue-numbering="true">
        <text:list-item>
          <text:p text:style-name="P8"><text:span text:style-name="T9">سگلا<text:s/></text:span><text:span text:style-name="T10">punctuation marks</text:span><text:span text:style-name="T11"><text:s/>برابر<text:s/></text:span><text:span text:style-name="T12">display</text:span><text:span text:style-name="T13"><text:s/>تھائي چھے ({،}،&lt;،&gt;،/،[،]،÷،×،؛)</text:span></text:p>
        </text:list-item>
        <text:list-item>
          <text:p text:style-name="P14"><text:span text:style-name="T15">unicode-compliant</text:span><text:span text:style-name="T16"><text:s/>چھے (ہر<text:s/></text:span><text:span text:style-name="T17">device</text:span><text:span text:style-name="T18"><text:s/>پر برابر بتاؤسے، 100</text:span><text:span text:style-name="T19">Milad</text:span><text:span text:style-name="T20"><text:s/>فونٹس جیم)</text:span></text:p>
          <text:list text:continue-numbering="true">
            <text:list-item>
              <text:p text:style-name="P21"><text:span text:style-name="T22">"طول الله عمره الشريف "نو<text:s/></text:span><text:span text:style-name="T23">symbol</text:span><text:span text:style-name="T24"><text:s/>ناهني "ط" ني جگہ پر نتھي، اهنا بدل<text:s/></text:span><text:span text:style-name="T25">uniE8</text:span><text:span text:style-name="T26">37</text:span><text:span text:style-name="T27"><text:s/>اوپر چھے،</text:span></text:p>
            </text:list-item>
            <text:list-item>
              <text:p text:style-name="P28"><text:span text:style-name="T29">جزم ني جگہ پر جزم چھے "ـــْـــ"، كھڑا زبر ني جگہ پر کھڑو زبر "ــــٰـــ" (</text:span><text:span text:style-name="T30">uni0670</text:span><text:span text:style-name="T31">)</text:span></text:p>
            </text:list-item>
            <text:list-item>
              <text:p text:style-name="P32"><text:span text:style-name="T33">Private Use Area</text:span><text:span text:style-name="T34"><text:s/>نے استعمال کروا ما اٰیو چھے (ضمیمۃ )</text:span></text:p>
            </text:list-item>
          </text:list>
        </text:list-item>
        <text:list-item>
          <text:p text:style-name="P35"><text:span text:style-name="T36">display</text:span><text:span text:style-name="T37"><text:s/>ما زیادہ خوبي اٰوے، اہنا واسطے خاص<text:s/></text:span><text:span text:style-name="T38">edits</text:span><text:span text:style-name="T39">:</text:span></text:p>
          <text:list text:continue-numbering="true">
            <text:list-item>
              <text:p text:style-name="P40"><text:span text:style-name="T41">glyphs</text:span><text:span text:style-name="T42"><text:s/>نا درمیان جگہ کم کري چھے، تا کہ برابر جووائي(وچما<text:s/></text:span><text:span text:style-name="T43">gaps</text:span><text:span text:style-name="T44"><text:s/>نہ رہے)</text:span></text:p>
            </text:list-item>
            <text:list-item>
              <text:p text:style-name="P45"><text:span text:style-name="T46">تعظیم واسطے خاص<text:s/></text:span><text:span text:style-name="T47">glyphs</text:span><text:span text:style-name="T48"><text:s/>(تا کہ<text:s/></text:span><text:span text:style-name="T49">presentation</text:span><text:span text:style-name="T50"><text:s/>برابر تھائي)- ط ع ، رض ، ع م ،</text:span></text:p>
            </text:list-item>
          </text:list>
        </text:list-item>
      </text:list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<text:span text:style-name="T58">نوا</text:span><text:span text:style-name="T59"><text:s/>characters</text:span></text:p>
          </table:table-cell>
          <table:table-cell table:style-name="TableCell60">
            <text:p text:style-name="P61">Unicode characters</text:p>
          </table:table-cell>
          <table:table-cell table:style-name="TableCell62">
            <text:p text:style-name="P63">notes</text:p>
          </table:table-cell>
        </table:table-row>
        <table:table-row table:style-name="TableRow64">
          <table:table-cell table:style-name="TableCell65">
            <text:p text:style-name="P66"><text:span text:style-name="T67">ط ع</text:span></text:p>
          </table:table-cell>
          <table:table-cell table:style-name="TableCell68">
            <text:p text:style-name="P69"><text:span text:style-name="T70">ط</text:span><text:span text:style-name="T71"><text:s/>+ space +<text:s/></text:span><text:span text:style-name="T72">ع</text:span>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<text:span text:style-name="T78"><text:s/></text:span><text:span text:style-name="T79">رض</text:span></text:p>
          </table:table-cell>
          <table:table-cell table:style-name="TableCell80">
            <text:p text:style-name="P81"><text:span text:style-name="T82">Space +<text:s/></text:span><text:span text:style-name="T83">ر +ض</text:span><text:span text:style-name="T84">+space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ع م</text:span></text:p>
          </table:table-cell>
          <table:table-cell table:style-name="TableCell91">
            <text:p text:style-name="P92"><text:span text:style-name="T93">ع + م</text:span><text:span text:style-name="T94"><text:s/>+space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<text:span text:style-name="T100">ؑ</text:span></text:p>
          </table:table-cell>
          <table:table-cell table:style-name="TableCell101">
            <text:p text:style-name="P102">0611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ؓ</text:span></text:p>
          </table:table-cell>
          <table:table-cell table:style-name="TableCell109">
            <text:p text:style-name="P110">0613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ؐ</text:span></text:p>
          </table:table-cell>
          <table:table-cell table:style-name="TableCell117">
            <text:p text:style-name="P118">0610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صلع</text:span></text:p>
          </table:table-cell>
          <table:table-cell table:style-name="TableCell125">
            <text:p text:style-name="P126"><text:span text:style-name="T127">space+</text:span><text:span text:style-name="T128">ص + ل+ ع</text:span><text:span text:style-name="T129"><text:s/>+space</text:span>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<text:span text:style-name="T135"></text:span></text:p>
          </table:table-cell>
          <table:table-cell table:style-name="TableCell136">
            <text:p text:style-name="P137">E820</text:p>
          </table:table-cell>
          <table:table-cell table:style-name="TableCell138">
            <text:p text:style-name="P139"/>
          </table:table-cell>
        </table:table-row>
        <text:soft-page-break/>
        <table:table-row table:style-name="TableRow140">
          <table:table-cell table:style-name="TableCell141">
            <text:p text:style-name="P142"><text:span text:style-name="T143"></text:span></text:p>
          </table:table-cell>
          <table:table-cell table:style-name="TableCell144">
            <text:p text:style-name="P145">E821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<text:span text:style-name="T151"></text:span></text:p>
          </table:table-cell>
          <table:table-cell table:style-name="TableCell152">
            <text:p text:style-name="P153">E823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<text:span text:style-name="T159"></text:span></text:p>
          </table:table-cell>
          <table:table-cell table:style-name="TableCell160">
            <text:p text:style-name="P161">E824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<text:span text:style-name="T167"></text:span></text:p>
          </table:table-cell>
          <table:table-cell table:style-name="TableCell168">
            <text:p text:style-name="P169">E825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<text:span text:style-name="T175"></text:span></text:p>
          </table:table-cell>
          <table:table-cell table:style-name="TableCell176">
            <text:p text:style-name="P177">E826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<text:span text:style-name="T183"></text:span></text:p>
          </table:table-cell>
          <table:table-cell table:style-name="TableCell184">
            <text:p text:style-name="P185">E827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<text:span text:style-name="T191"></text:span></text:p>
          </table:table-cell>
          <table:table-cell table:style-name="TableCell192">
            <text:p text:style-name="P193">E828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<text:span text:style-name="T199"></text:span></text:p>
          </table:table-cell>
          <table:table-cell table:style-name="TableCell200">
            <text:p text:style-name="P201">E829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<text:span text:style-name="T207"></text:span></text:p>
          </table:table-cell>
          <table:table-cell table:style-name="TableCell208">
            <text:p text:style-name="P209">E830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<text:span text:style-name="T215"></text:span></text:p>
          </table:table-cell>
          <table:table-cell table:style-name="TableCell216">
            <text:p text:style-name="P217">E831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</text:span></text:p>
          </table:table-cell>
          <table:table-cell table:style-name="TableCell224">
            <text:p text:style-name="P225">E832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</text:span></text:p>
          </table:table-cell>
          <table:table-cell table:style-name="TableCell232">
            <text:p text:style-name="P233">E833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<text:span text:style-name="T239"></text:span></text:p>
          </table:table-cell>
          <table:table-cell table:style-name="TableCell240">
            <text:p text:style-name="P241">E834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<text:span text:style-name="T247"></text:span></text:p>
          </table:table-cell>
          <table:table-cell table:style-name="TableCell248">
            <text:p text:style-name="P249">E835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</text:span></text:p>
          </table:table-cell>
          <table:table-cell table:style-name="TableCell256">
            <text:p text:style-name="P257">E836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span text:style-name="T263"></text:span></text:p>
          </table:table-cell>
          <table:table-cell table:style-name="TableCell264">
            <text:p text:style-name="P265">E838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<text:span text:style-name="T271"></text:span></text:p>
          </table:table-cell>
          <table:table-cell table:style-name="TableCell272">
            <text:p text:style-name="P273">E839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</text:span></text:p>
          </table:table-cell>
          <table:table-cell table:style-name="TableCell280">
            <text:p text:style-name="P281">E837</text:p>
          </table:table-cell>
          <table:table-cell table:style-name="TableCell282">
            <text:p text:style-name="P283"/>
          </table:table-cell>
        </table:table-row>
        <text:soft-page-break/>
        <table:table-row table:style-name="TableRow284">
          <table:table-cell table:style-name="TableCell285">
            <text:p text:style-name="P286"><text:span text:style-name="T287"></text:span></text:p>
          </table:table-cell>
          <table:table-cell table:style-name="TableCell288">
            <text:p text:style-name="P289">E840</text:p>
          </table:table-cell>
          <table:table-cell table:style-name="TableCell290">
            <text:p text:style-name="P291"/>
          </table:table-cell>
        </table:table-row>
      </table:table>
      <text:p text:style-name="P292"><text:span text:style-name="T293">جہ<text:s/></text:span><text:span text:style-name="T294">numbers</text:span><text:span text:style-name="T295"><text:s/>اٰپا چھے، یہ<text:s/></text:span><text:span text:style-name="T296">special characters</text:span><text:span text:style-name="T297"><text:s/>ذريعة سي ناكهي سكائي چھے، (</text:span><text:span text:style-name="T298">Word</text:span><text:span text:style-name="T299"><text:s/>ما<text:s/></text:span><text:span text:style-name="T300">number</text:span><text:span text:style-name="T301"><text:s/>ناکھوا پچھي<text:s/></text:span><text:span text:style-name="T302">Alt+X</text:span><text:span text:style-name="T303"><text:s/>دباوو)</text:span></text:p>
      <text:p text:style-name="Standard"><text:span text:style-name="T304">Link: github.com/abdealikhurrum/font-fatem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atemiMaqala" svg:font-family="FatemiMaqala" style:font-family-generic="system" style:font-pitch="variable" svg:panose-1="0 0 0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complex="FatemiMaqala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deali Jamali</meta:initial-creator>
    <dc:creator>Abdeali Jamali</dc:creator>
    <meta:creation-date>2014-09-29T01:07:00Z</meta:creation-date>
    <dc:date>2016-01-19T16:43:00Z</dc:date>
    <meta:template xlink:href="Normal.dotm" xlink:type="simple"/>
    <meta:editing-cycles>5</meta:editing-cycles>
    <meta:editing-duration>PT240S</meta:editing-duration>
    <meta:document-statistic meta:page-count="3" meta:paragraph-count="2" meta:word-count="172" meta:character-count="1152" meta:row-count="8" meta:non-whitespace-character-count="982"/>
  </office:meta>
</office:document-meta>
</file>